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size="14pt" fo:font-weight="bold" style:font-size-asian="14pt" style:font-weight-asian="bold" style:font-size-complex="14pt" style:font-weight-complex="bold"/>
    </style:style>
    <style:style style:name="P3" style:family="paragraph" style:parent-style-name="Standard">
      <style:text-properties style:font-name="Liberation Serif" style:text-underline-style="none"/>
    </style:style>
    <style:style style:name="P4" style:family="paragraph" style:parent-style-name="Text_20_body">
      <style:paragraph-properties fo:text-align="center" style:justify-single-word="false"/>
      <style:text-properties style:font-name="Liberation Serif" fo:font-size="16pt" style:font-size-asian="16pt" style:font-size-complex="16pt"/>
    </style:style>
    <style:style style:name="P5" style:family="paragraph" style:parent-style-name="Text_20_body">
      <style:paragraph-properties fo:text-align="start" style:justify-single-word="false"/>
      <style:text-properties style:font-name="Liberation Serif" fo:font-size="16pt" style:font-size-asian="16pt" style:font-size-complex="16pt"/>
    </style:style>
    <style:style style:name="P6" style:family="paragraph" style:parent-style-name="Text_20_body">
      <style:paragraph-properties fo:text-align="start" style:justify-single-word="false"/>
      <style:text-properties style:font-name="Liberation Serif" fo:font-size="16pt" fo:font-weight="bold" style:font-size-asian="14pt" style:font-weight-asian="bold" style:font-size-complex="16pt" style:font-weight-complex="bold"/>
    </style:style>
    <style:style style:name="P7" style:family="paragraph" style:parent-style-name="Text_20_body">
      <style:paragraph-properties fo:text-align="start" style:justify-single-word="false"/>
      <style:text-properties style:font-name="Liberation Serif" fo:font-size="16pt" fo:font-weight="bold"/>
    </style:style>
    <style:style style:name="P8" style:family="paragraph" style:parent-style-name="Text_20_body">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9" style:family="paragraph" style:parent-style-name="Text_20_body">
      <style:paragraph-properties fo:text-align="start" style:justify-single-word="false"/>
      <style:text-properties style:font-name="Liberation Serif" fo:font-size="12pt" style:font-size-asian="12pt" style:font-size-complex="12pt"/>
    </style:style>
    <style:style style:name="P10" style:family="paragraph" style:parent-style-name="Text_20_body">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4pt" fo:font-weight="bold" style:font-size-asian="14pt" style:font-weight-asian="bold" style:font-size-complex="14pt" style:font-weight-complex="bold"/>
    </style:style>
    <style:style style:name="P13" style:family="paragraph" style:parent-style-name="Text_20_body">
      <style:paragraph-properties fo:text-align="start" style:justify-single-word="false"/>
    </style:style>
    <style:style style:name="P14" style:family="paragraph" style:parent-style-name="Heading_20_3">
      <style:paragraph-properties fo:text-align="center" style:justify-single-word="false"/>
      <style:text-properties style:font-name="Liberation Serif" fo:font-size="18pt" style:font-size-asian="18pt" style:font-size-complex="18pt"/>
    </style:style>
    <style:style style:name="P15" style:family="paragraph" style:parent-style-name="Text_20_body" style:list-style-name="L1">
      <style:text-properties style:font-name="Liberation Serif"/>
    </style:style>
    <style:style style:name="P16" style:family="paragraph" style:parent-style-name="Text_20_body" style:list-style-name="L1">
      <style:paragraph-properties fo:margin-top="0cm" fo:margin-bottom="0cm"/>
      <style:text-properties style:font-name="Liberation Serif"/>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4pt" fo:font-weight="bold" style:font-size-asian="14pt" style:font-weight-asian="bold" style:font-size-complex="14pt" style:font-weight-complex="bold"/>
    </style:style>
    <style:style style:name="T4" style:family="text">
      <style:text-properties style:text-underline-style="none"/>
    </style:style>
    <style:style style:name="T5" style:family="text">
      <style:text-properties fo:color="#eb613d"/>
    </style:style>
    <style:style style:name="T6" style:family="text">
      <style:text-properties fo:font-weight="bold" style:font-weight-asian="bold" style:font-weight-complex="bold"/>
    </style:style>
    <style:style style:name="T7" style:family="text">
      <style:text-properties fo:font-variant="normal" fo:text-transform="none" fo:color="#000000"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ff3333" fo:font-size="12pt" fo:letter-spacing="normal" fo:font-style="normal" fo:font-weight="normal" style:font-size-asian="12pt" style:font-size-complex="12pt"/>
    </style:style>
    <style:style style:name="T10" style:family="text">
      <style:text-properties style:font-size-asian="14pt" style:font-weight-asian="bold" style:font-size-complex="16pt" style:font-weight-complex="bold"/>
    </style:style>
    <style:style style:name="T11" style:family="text">
      <style:text-properties style:font-name="Liberation Serif"/>
    </style:style>
    <style:style style:name="T12" style:family="text">
      <style:text-properties style:font-name="Liberation Serif" fo:font-size="14pt" fo:font-weight="bold" style:font-size-asian="14pt" style:font-weight-asian="bold" style:font-size-complex="14pt" style:font-weight-complex="bold"/>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text:bookmark text:name="section-101.2"/>101.2 Boot the system </text:h>
      <text:p text:style-name="P4"/>
      <text:p text:style-name="P8">Guide the system through the booting process. Tasks include giving common boot loader commands and kernel options at boot time, knowing the boot sequence from BIOS to boot completion, and checking boot events in the log files.</text:p>
      <text:p text:style-name="P5"/>
      <text:p text:style-name="P12">Boot sequence</text:p>
      <text:p text:style-name="P9">On startup, the BIOS is loaded and performs a POST (power-on self test) to check the available hardware, detects bootable devices, and then load the first sector of each drive (first found) for the Master Boot Record. The name of the first code loaded from this first sector (less than 512 bytes (octets)) is called the first stage boot loader. The boot loader (Grub, Lilo etc ...) will then find and launch the Linux kernel bootstrap code. The most common boot loader used for Linux is GRUB. It is installed and semi configured during the OS installation.</text:p>
      <text:p text:style-name="P4"/>
      <text:p text:style-name="P12">/var/log/messages</text:p>
      <text:p text:style-name="P13"><text:span text:style-name="T12"><text:tab/></text:span><text:span text:style-name="T13">This file corresponds to the l</text:span><text:span text:style-name="T14">ist of additional boot messages and general system activity <text:line-break/><text:tab/>messages (kernel + apps instead of dmesg for kernel only).</text:span><text:span text:style-name="T12"><text:tab/><text:line-break/><text:tab/></text:span><text:span text:style-name="T14">syslogd = system logger to log informations (var/log/messages, /var/log/syslog and /var/log)<text:line-break/><text:tab/></text:span><text:span text:style-name="Strong_20_Emphasis"><text:span text:style-name="T8">grep "^Sep.*d\:" /var/log/messages|tail -n 14 : grep using regexp : find last 14 messages<text:line-break/><text:tab/>starting by 'Sep', then having random characters in between and, having the end finishing by<text:line-break/><text:tab/>'d:'. (looking for daemons). </text:span></text:span></text:p>
      <text:p text:style-name="P11"><text:line-break/></text:p>
      <text:p text:style-name="P12">BIOS</text:p>
      <text:p text:style-name="P12"><text:tab/><text:span text:style-name="T2">The Basic Input/Output System is the firmware of the motherboard which detects and loads<text:line-break/><text:tab/>existing hardware available of the computer. Once the hardware is defined, then the BIOS<text:line-break/><text:tab/>seeks for a bootable device by seeking the partition table on each disk and look for a<text:line-break/><text:tab/>partition having the active bootable flag.<text:line-break/></text:span></text:p>
      <text:p text:style-name="P12">kernel</text:p>
      <text:p text:style-name="P12"><text:tab/><text:span text:style-name="T2">The </text:span><text:span text:style-name="T1">kernel includes module configuration which means that it's a modular kernel, modules<text:line-break/><text:tab/>are included but some can be loaded/unloaded as well. The kernel is the man in the middle<text:line-break/><text:tab/>between the hardware and the software, it has for main role to manage the computer's<text:line-break/><text:tab/>resources, IRQs, DMAs, I/O ports etc …<text:line-break/> </text:span></text:p>
      <text:p text:style-name="P12">dmesg</text:p>
      <text:p text:style-name="P10"><text:tab/>This command displays the messages displayed during the boot process which contains <text:line-break/><text:tab/>those :</text:p>
      <text:p text:style-name="P10"><text:tab/>• Kernel identification </text:p>
      <text:p text:style-name="P10"><text:tab/>• Memory and CPU information </text:p>
      <text:p text:style-name="P10"><text:soft-page-break/><text:tab/>• Information on detected hardware, such as pointers (mice), serial ports, and </text:p>
      <text:p text:style-name="P10"><text:tab/>disks </text:p>
      <text:p text:style-name="P10"><text:tab/>• Partition information and checks </text:p>
      <text:p text:style-name="P10"><text:tab/>• Network initialization </text:p>
      <text:p text:style-name="P10"><text:tab/>• Kernel module output for modules that load at boot time </text:p>
      <text:p text:style-name="P12">bootloader</text:p>
      <text:p text:style-name="P12"><text:tab/><text:span text:style-name="T1">The bootloader will launch the Linux kernel at the boot time. There are two main <text:line-break/><text:tab/>bootloaders : LILO and GRUB.</text:span></text:p>
      <text:p text:style-name="P11"><text:tab/>Boot time kernel parameters : those parameters are sent to the kernel from the boot loader to <text:line-break/><text:tab/>control peripherals or certain behaviors (set by default in configuration files :/etc/lilo.conf or <text:tab/>/boot/grub/menu.lst, and boot/grub/grub.conf )<text:line-break/><text:tab/><text:line-break/><text:tab/><text:span text:style-name="T6">Grub :</text:span><text:line-break/><text:tab/>/boot/grub2/device.map = mapping of the disks<text:line-break/><text:tab/>default= : tells GRUB which OS to boot (starts at 0)<text:line-break/><text:tab/>timeout= : time in seconds to wait before auto boot<text:line-break/><text:tab/>splashimage= : graphic file to display in background<text:line-break/><text:tab/>always execute update-grub after editing the grub.conf file !<text:line-break/><text:tab/>Init ram disk = initrd, which contains minimum set of tools, drivers etc to start configuring <text:tab/>the kernel and mount its root filesystem<text:line-break/><text:tab/>grub root option = location of grub files<text:line-break/><text:tab/>kernel = location of the linux kernel (vmlinuz file) + options<text:line-break/><text:tab/>rootnoverify option = grub won't try to access files on the partition, for OSs that grub can't <text:tab/>directly load the kernel (Windows etc ...).<text:line-break/><text:tab/>chainloading means that a bootloader can call another one<text:line-break/><text:tab/>chainloader +1 option = used to load the first sector of the 'root' location to pass control to <text:tab/>another boot loader (such a windows, dos etc …).<text:line-break/><text:tab/>grub-install /dev/sda or grub-install '(hd0)'<text:line-break/><text:tab/>specify /dev/sda1 or (hd0,0) instead in order to install grub in the boot sector of partition <text:tab/>rather than in the disk's MBR.<text:line-break/><text:tab/>grub-install after editing grub conf files in etc/grub or etc/grub.d<text:line-break/><text:tab/></text:p>
      <text:p text:style-name="P11"><text:tab/><text:span text:style-name="T6">Lilo :<text:line-break/><text:tab/></text:span>Configuration file : /etc/lilo.conf<text:line-break/><text:tab/>the user ust run lilo command once lilo.conf has been updated.<text:line-break/><text:tab/>Lilo : 300 = 30 seconds (10th of seconds)</text:p>
      <text:p text:style-name="P11"><text:tab/>LILO : lilo -q -C /etc/lilo-graphic.conf (display info from lilo config, add -v for verbose)<text:line-break/><text:tab/>-q : displays info about boot configuration<text:line-break/><text:tab/>-C xxx.conf : loads configuration file<text:line-break/><text:tab/>-v : verbose</text:p>
      <text:p text:style-name="P11"/>
      <text:p text:style-name="P12">/sbin/init</text:p>
      <text:p text:style-name="P7"><text:span text:style-name="T10"><text:tab/></text:span><text:span text:style-name="T2">Init is the </text:span><text:span text:style-name="T1">first process always having pid 1, running as a daemon until the computer <text:line-break/><text:tab/>shuts down and reads /etc/inittab to know what other programmes it needs to run (except on <text:line-break/><text:tab/>systems which use systemd or Upstart, init reads other configuration files).<text:line-break/><text:tab/>Then, all the scripts launched at the booting will be launched by init and are found in </text:span><text:soft-page-break/><text:span text:style-name="T1"><text:tab/>/etc/init.d/ or /etc/rc.d/init.d<text:line-break/><text:tab/>Configuration files for those executables are found in /etc/init/<text:line-break/><text:tab/>Once init is done, a programme called getty displays the login prompt.<text:line-break/><text:tab/>initramdisk = minimum drivers and utilities and config files for the kernel to mount its root <text:tab/>fs before it can fully access the hard disk.</text:span></text:p>
      <text:p text:style-name="P6"/>
      <text:p text:style-name="P2">Objectives</text:p>
      <text:p text:style-name="P1"/>
      <text:list xml:id="list5827300591" text:style-name="L1">
        <text:list-item>
          <text:p text:style-name="P16">Provide common commands to the boot loader and options to the kernel at boot time.</text:p>
        </text:list-item>
        <text:list-item>
          <text:p text:style-name="P16">Demonstrate knowledge of the boot sequence from BIOS to boot completion.</text:p>
        </text:list-item>
        <text:list-item>
          <text:p text:style-name="P15">Check boot events in the log files.</text:p>
        </text:list-item>
      </text:list>
      <text:p text:style-name="P2"><text:line-break/>Sources</text:p>
      <text:p text:style-name="P1"/>
      <text:p text:style-name="Standard"><text:span text:style-name="T11">boot process : </text:span><text:a xlink:type="simple" xlink:href="http://www.linuxdevcenter.com/pub/a/linux/excerpts/linux_kernel/how_computer_boots.html"><text:span text:style-name="T11">http://www.linuxdevcenter.com/pub/a/linux/excerpts/linux_kernel/how_computer_boots.html</text:span></text:a></text:p>
      <text:p text:style-name="P1"/>
      <text:p text:style-name="P1"><text:span text:style-name="T3">Questions</text:span><text:line-break/><text:line-break/>1. Where might the BIOS find a boot loader? </text:p>
      <text:p text:style-name="P1">A. RAM </text:p>
      <text:p text:style-name="P1">B. /dev/boot </text:p>
      <text:p text:style-name="P1">C. <text:span text:style-name="T5">MBR</text:span></text:p>
      <text:p text:style-name="P1">D. /dev/kmem </text:p>
      <text:p text:style-name="P1">E. The swap partition </text:p>
      <text:p text:style-name="P1"/>
      <text:p text:style-name="P1">2. You want to boot a Linux system into single-user mode. What option might you add to a </text:p>
      <text:p text:style-name="P1">Linux kernel’s options list at a boot loader to accomplish this task? </text:p>
      <text:p text:style-name="P1">A. one </text:p>
      <text:p text:style-name="P1">B. single-user</text:p>
      <text:p text:style-name="P1">C. <text:span text:style-name="T5">1</text:span> </text:p>
      <text:p text:style-name="P1">D. telinit 6 </text:p>
      <text:p text:style-name="P1">E. telinit 1</text:p>
      <text:p text:style-name="P1"/>
      <text:p text:style-name="P1">3. After booting, one of your hard disks doesn’t respond. What might you do to find out </text:p>
      <text:p text:style-name="P1">what’s gone wrong? </text:p>
      <text:p text:style-name="P1">A. Check the /var/log/diskerror log file to see what’s wrong. </text:p>
      <text:p text:style-name="P1">B. Verify that the disk is listed in /mnt/disks. </text:p>
      <text:p text:style-name="P1">C. Check the contents of /etc/inittab to be sure it’s mounting the disk. <text:line-break/>D. <text:span text:style-name="T5">Type dmesg | less, and peruse the output for disk-related messages. </text:span></text:p>
      <text:p text:style-name="P1">E. Check the menu.lst, grub.conf, or grub.cfg configuration file. </text:p>
      <text:p text:style-name="P1"/>
      <text:p text:style-name="P1">4. <text:span text:style-name="T4">What is the first program that the Linux kernel runs once it’s booted in a normal boot process? </text:span></text:p>
      <text:p text:style-name="P3">A. dmesg </text:p>
      <text:p text:style-name="P3">B. <text:span text:style-name="T5">init</text:span></text:p>
      <text:p text:style-name="P3">C. startup </text:p>
      <text:p text:style-name="P3">D. rc </text:p>
      <text:p text:style-name="P1"><text:span text:style-name="T4">E. lilo<text:line-break/><text:line-break/>5. </text:span><text:span text:style-name="T7">What command can be used to replay messages that were displayed while the Linux kernel was </text:span><text:soft-page-break/><text:span text:style-name="T7">kernel booting?<text:line-break/></text:span><text:span text:style-name="T9">dmes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13T11:01:53</meta:creation-date>
    <dc:date>2014-09-12T13:41:35</dc:date>
    <dc:creator>David </dc:creator>
    <meta:editing-duration>PT11H12M13S</meta:editing-duration>
    <meta:editing-cycles>152</meta:editing-cycles>
    <meta:generator>LibreOffice/3.5$Linux_X86_64 LibreOffice_project/350m1$Build-2</meta:generator>
    <meta:document-statistic meta:table-count="0" meta:image-count="0" meta:object-count="0" meta:page-count="4" meta:paragraph-count="58" meta:word-count="1004" meta:character-count="6109" meta:non-whitespace-character-count="5053"/>
  </office:meta>
</office:document-meta>
</file>